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officeooo:rsid="00724fbc" officeooo:paragraph-rsid="00724fbc"/>
    </style:style>
    <style:style style:name="P2" style:family="paragraph" style:parent-style-name="Footer">
      <style:paragraph-properties fo:text-align="end" style:justify-single-word="false"/>
    </style:style>
    <style:style style:name="P3" style:family="paragraph" style:parent-style-name="Standard">
      <style:text-properties style:font-name="Liberation Sans"/>
    </style:style>
    <style:style style:name="P4" style:family="paragraph" style:parent-style-name="Standard">
      <style:paragraph-properties fo:text-align="end" style:justify-single-word="false"/>
      <style:text-properties style:font-name="Liberation Sans" officeooo:rsid="006341a8" officeooo:paragraph-rsid="006341a8"/>
    </style:style>
    <style:style style:name="P5" style:family="paragraph" style:parent-style-name="Standard">
      <style:paragraph-properties fo:text-align="center" style:justify-single-word="false"/>
      <style:text-properties style:font-name="Liberation Sans" officeooo:rsid="006341a8" officeooo:paragraph-rsid="006341a8"/>
    </style:style>
    <style:style style:name="P6" style:family="paragraph" style:parent-style-name="Standard">
      <style:paragraph-properties fo:text-align="start" style:justify-single-word="false"/>
      <style:text-properties style:font-name="Liberation Sans" officeooo:rsid="006341a8" officeooo:paragraph-rsid="006341a8"/>
    </style:style>
    <style:style style:name="P7" style:family="paragraph" style:parent-style-name="Standard">
      <style:text-properties style:font-name="Liberation Sans" officeooo:rsid="0005d41d" officeooo:paragraph-rsid="0005d41d"/>
    </style:style>
    <style:style style:name="P8" style:family="paragraph" style:parent-style-name="Standard">
      <style:paragraph-properties fo:text-align="justify" style:justify-single-word="false"/>
      <style:text-properties style:font-name="Liberation Sans" officeooo:rsid="0005d41d" officeooo:paragraph-rsid="00511167"/>
    </style:style>
    <style:style style:name="P9" style:family="paragraph" style:parent-style-name="Standard">
      <style:paragraph-properties fo:text-align="justify" style:justify-single-word="false"/>
      <style:text-properties style:font-name="Liberation Sans" officeooo:rsid="0005d41d" officeooo:paragraph-rsid="0005d41d"/>
    </style:style>
    <style:style style:name="P10" style:family="paragraph" style:parent-style-name="Standard">
      <style:paragraph-properties fo:text-align="justify" style:justify-single-word="false"/>
      <style:text-properties style:font-name="Liberation Sans" officeooo:rsid="0042b201" officeooo:paragraph-rsid="0042b201"/>
    </style:style>
    <style:style style:name="P11" style:family="paragraph" style:parent-style-name="Standard">
      <style:paragraph-properties fo:text-align="justify" style:justify-single-word="false"/>
      <style:text-properties style:font-name="Liberation Sans" officeooo:rsid="0043831e" officeooo:paragraph-rsid="0043831e"/>
    </style:style>
    <style:style style:name="P12" style:family="paragraph" style:parent-style-name="Standard">
      <style:paragraph-properties fo:text-align="center" style:justify-single-word="false"/>
      <style:text-properties style:font-name="Liberation Sans" style:text-underline-style="solid" style:text-underline-width="auto" style:text-underline-color="font-color" officeooo:rsid="001900d9" officeooo:paragraph-rsid="003752af"/>
    </style:style>
    <style:style style:name="P13" style:family="paragraph" style:parent-style-name="Standard">
      <style:paragraph-properties fo:text-align="center" style:justify-single-word="false"/>
      <style:text-properties style:font-name="Liberation Sans" style:text-underline-style="solid" style:text-underline-width="auto" style:text-underline-color="font-color" officeooo:rsid="00117888" officeooo:paragraph-rsid="00117888"/>
    </style:style>
    <style:style style:name="P14" style:family="paragraph" style:parent-style-name="Standard">
      <style:paragraph-properties fo:text-align="center" style:justify-single-word="false"/>
      <style:text-properties style:font-name="Liberation Sans" officeooo:rsid="001900d9" officeooo:paragraph-rsid="001900d9"/>
    </style:style>
    <style:style style:name="P15" style:family="paragraph" style:parent-style-name="Standard">
      <style:paragraph-properties fo:text-align="justify" style:justify-single-word="false"/>
      <style:text-properties style:font-name="Liberation Sans" officeooo:rsid="001e29ed" officeooo:paragraph-rsid="001e29ed"/>
    </style:style>
    <style:style style:name="P16" style:family="paragraph" style:parent-style-name="Standard">
      <style:text-properties style:font-name="Liberation Sans" officeooo:rsid="000fec9a" officeooo:paragraph-rsid="000fec9a"/>
    </style:style>
    <style:style style:name="P17" style:family="paragraph" style:parent-style-name="Standard">
      <style:text-properties style:font-name="Liberation Sans" officeooo:rsid="0025e91b" officeooo:paragraph-rsid="0025e91b"/>
    </style:style>
    <style:style style:name="P18" style:family="paragraph" style:parent-style-name="Standard">
      <style:text-properties style:font-name="Liberation Sans" officeooo:rsid="0026ab4c" officeooo:paragraph-rsid="0026ab4c"/>
    </style:style>
    <style:style style:name="P19" style:family="paragraph" style:parent-style-name="Standard">
      <style:text-properties style:font-name="Liberation Sans" officeooo:rsid="00208edc" officeooo:paragraph-rsid="00208edc"/>
    </style:style>
    <style:style style:name="P20" style:family="paragraph" style:parent-style-name="Standard">
      <style:text-properties style:font-name="Liberation Sans" officeooo:rsid="00208edc" officeooo:paragraph-rsid="005314ff"/>
    </style:style>
    <style:style style:name="P21" style:family="paragraph" style:parent-style-name="Standard">
      <style:text-properties style:font-name="Liberation Sans" officeooo:rsid="005314ff" officeooo:paragraph-rsid="005314ff"/>
    </style:style>
    <style:style style:name="P22" style:family="paragraph" style:parent-style-name="Standard">
      <style:text-properties style:font-name="Liberation Sans" officeooo:rsid="00217525" officeooo:paragraph-rsid="00217525"/>
    </style:style>
    <style:style style:name="P23" style:family="paragraph" style:parent-style-name="Standard">
      <style:text-properties style:font-name="Liberation Sans" officeooo:rsid="00117888" officeooo:paragraph-rsid="00117888"/>
    </style:style>
    <style:style style:name="P24" style:family="paragraph" style:parent-style-name="Standard">
      <style:text-properties style:font-name="Liberation Sans" officeooo:rsid="002c0124" officeooo:paragraph-rsid="0058541d"/>
    </style:style>
    <style:style style:name="P25" style:family="paragraph" style:parent-style-name="Standard">
      <style:text-properties style:font-name="Liberation Sans" officeooo:rsid="002c0124" officeooo:paragraph-rsid="002c0124"/>
    </style:style>
    <style:style style:name="P26" style:family="paragraph" style:parent-style-name="Standard">
      <style:text-properties style:font-name="Liberation Sans" officeooo:rsid="002e756e" officeooo:paragraph-rsid="002e756e"/>
    </style:style>
    <style:style style:name="P27" style:family="paragraph" style:parent-style-name="Standard">
      <style:text-properties style:font-name="Liberation Sans" officeooo:rsid="0011a715" officeooo:paragraph-rsid="0011a715"/>
    </style:style>
    <style:style style:name="P28" style:family="paragraph" style:parent-style-name="Standard">
      <style:text-properties style:font-name="Liberation Sans" officeooo:rsid="003fd57a" officeooo:paragraph-rsid="003fd57a"/>
    </style:style>
    <style:style style:name="P29" style:family="paragraph" style:parent-style-name="Standard">
      <style:text-properties style:font-name="Liberation Sans" officeooo:rsid="005fd577" officeooo:paragraph-rsid="005fd577"/>
    </style:style>
    <style:style style:name="P30" style:family="paragraph" style:parent-style-name="Standard">
      <style:text-properties style:font-name="Liberation Sans" officeooo:rsid="00191f7e" officeooo:paragraph-rsid="0074a93a"/>
    </style:style>
    <style:style style:name="P31" style:family="paragraph" style:parent-style-name="Standard">
      <style:paragraph-properties fo:text-align="center" style:justify-single-word="false" fo:break-before="page"/>
      <style:text-properties style:font-name="Liberation Sans" style:text-underline-style="solid" style:text-underline-width="auto" style:text-underline-color="font-color" officeooo:rsid="001900d9" officeooo:paragraph-rsid="003752af"/>
    </style:style>
    <style:style style:name="P32" style:family="paragraph" style:parent-style-name="Title">
      <style:paragraph-properties fo:break-before="page"/>
      <style:text-properties style:font-name="Liberation Sans" officeooo:paragraph-rsid="0074a93a"/>
    </style:style>
    <style:style style:name="P33" style:family="paragraph" style:parent-style-name="Text_20_body">
      <style:text-properties style:font-name="Liberation Sans"/>
    </style:style>
    <style:style style:name="P34" style:family="paragraph" style:parent-style-name="Text_20_body">
      <style:text-properties style:font-name="Liberation Sans" officeooo:rsid="006341a8"/>
    </style:style>
    <style:style style:name="P35" style:family="paragraph" style:parent-style-name="Text_20_body">
      <style:text-properties style:font-name="Liberation Sans" officeooo:paragraph-rsid="0074a93a"/>
    </style:style>
    <style:style style:name="P36" style:family="paragraph" style:parent-style-name="Text_20_body">
      <style:paragraph-properties fo:text-align="justify" style:justify-single-word="false"/>
      <style:text-properties style:font-name="Liberation Sans" officeooo:rsid="0019e28b" officeooo:paragraph-rsid="0074a93a"/>
    </style:style>
    <style:style style:name="P37" style:family="paragraph" style:parent-style-name="Text_20_body">
      <style:paragraph-properties fo:text-align="justify" style:justify-single-word="false"/>
      <style:text-properties style:font-name="Liberation Sans" officeooo:rsid="0020f61d" officeooo:paragraph-rsid="0074a93a"/>
    </style:style>
    <style:style style:name="P38" style:family="paragraph" style:parent-style-name="Text_20_body">
      <style:paragraph-properties fo:text-align="justify" style:justify-single-word="false"/>
      <style:text-properties style:font-name="Liberation Sans" officeooo:rsid="001de38b" officeooo:paragraph-rsid="0074a93a"/>
    </style:style>
    <style:style style:name="P39" style:family="paragraph" style:parent-style-name="Text_20_body">
      <style:paragraph-properties fo:text-align="justify" style:justify-single-word="false"/>
      <style:text-properties style:font-name="Liberation Sans" officeooo:rsid="00217690" officeooo:paragraph-rsid="0074a93a"/>
    </style:style>
    <style:style style:name="P40" style:family="paragraph" style:parent-style-name="Title">
      <style:text-properties style:font-name="Liberation Sans"/>
    </style:style>
    <style:style style:name="P41" style:family="paragraph" style:parent-style-name="Title">
      <style:text-properties style:font-name="Liberation Sans" officeooo:rsid="006341a8" officeooo:paragraph-rsid="006341a8"/>
    </style:style>
    <style:style style:name="P42" style:family="paragraph" style:parent-style-name="Text_20_body" style:list-style-name="L1">
      <style:paragraph-properties fo:text-align="justify" style:justify-single-word="false"/>
      <style:text-properties style:font-name="Liberation Sans" officeooo:rsid="0019e28b" officeooo:paragraph-rsid="0074a93a"/>
    </style:style>
    <style:style style:name="P43" style:family="paragraph" style:parent-style-name="Text_20_body" style:list-style-name="L2">
      <style:paragraph-properties fo:text-align="justify" style:justify-single-word="false"/>
      <style:text-properties style:font-name="Liberation Sans" officeooo:rsid="0019e28b" officeooo:paragraph-rsid="0074a93a"/>
    </style:style>
    <style:style style:name="P44" style:family="paragraph" style:parent-style-name="Text_20_body" style:list-style-name="L3">
      <style:paragraph-properties fo:text-align="justify" style:justify-single-word="false"/>
      <style:text-properties style:font-name="Liberation Sans" officeooo:rsid="001de38b" officeooo:paragraph-rsid="0074a93a"/>
    </style:style>
    <style:style style:name="P45" style:family="paragraph" style:parent-style-name="Text_20_body">
      <style:paragraph-properties fo:text-align="justify" style:justify-single-word="false"/>
      <style:text-properties style:font-name="Liberation Sans" officeooo:paragraph-rsid="0074a93a"/>
    </style:style>
    <style:style style:name="P46" style:family="paragraph" style:parent-style-name="Text_20_body">
      <style:paragraph-properties fo:text-align="justify" style:justify-single-word="false"/>
      <style:text-properties style:font-name="Liberation Sans" officeooo:rsid="00191f7e" officeooo:paragraph-rsid="0074a93a"/>
    </style:style>
    <style:style style:name="P47" style:family="paragraph" style:parent-style-name="Heading_20_1">
      <style:paragraph-properties fo:text-align="center" style:justify-single-word="false"/>
      <style:text-properties style:font-name="Liberation Sans"/>
    </style:style>
    <style:style style:name="P48" style:family="paragraph" style:parent-style-name="Heading_20_1">
      <style:paragraph-properties fo:text-align="center" style:justify-single-word="false"/>
      <style:text-properties style:font-name="Liberation Sans" officeooo:paragraph-rsid="006165cf"/>
    </style:style>
    <style:style style:name="P49" style:family="paragraph" style:parent-style-name="Heading_20_1">
      <style:paragraph-properties fo:text-align="center" style:justify-single-word="false"/>
      <style:text-properties style:font-name="Liberation Sans" style:text-underline-style="none"/>
    </style:style>
    <style:style style:name="P50" style:family="paragraph" style:parent-style-name="Heading_20_1">
      <style:text-properties style:font-name="Liberation Sans" officeooo:paragraph-rsid="0074a93a"/>
    </style:style>
    <style:style style:name="P51" style:family="paragraph" style:parent-style-name="Heading_20_1">
      <style:text-properties style:font-name="Liberation Sans" officeooo:rsid="001de38b" officeooo:paragraph-rsid="0074a93a"/>
    </style:style>
    <style:style style:name="P52" style:family="paragraph" style:parent-style-name="Heading_20_1">
      <style:paragraph-properties fo:text-align="center" style:justify-single-word="false" fo:break-before="page"/>
      <style:text-properties style:font-name="Liberation Sans"/>
    </style:style>
    <style:style style:name="P53" style:family="paragraph" style:parent-style-name="Heading_20_1">
      <style:paragraph-properties fo:text-align="center" style:justify-single-word="false" fo:break-before="page"/>
      <style:text-properties style:font-name="Liberation Sans" style:text-underline-style="none"/>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1ff741"/>
    </style:style>
    <style:style style:name="T5" style:family="text">
      <style:text-properties officeooo:rsid="002c0124"/>
    </style:style>
    <style:style style:name="T6" style:family="text">
      <style:text-properties officeooo:rsid="00330068"/>
    </style:style>
    <style:style style:name="T7" style:family="text">
      <style:text-properties officeooo:rsid="003fc146"/>
    </style:style>
    <style:style style:name="T8" style:family="text">
      <style:text-properties officeooo:rsid="003fd57a"/>
    </style:style>
    <style:style style:name="T9" style:family="text">
      <style:text-properties officeooo:rsid="0043831e"/>
    </style:style>
    <style:style style:name="T10" style:family="text">
      <style:text-properties officeooo:rsid="004bad60"/>
    </style:style>
    <style:style style:name="T11" style:family="text">
      <style:text-properties officeooo:rsid="004bb596"/>
    </style:style>
    <style:style style:name="T12" style:family="text">
      <style:text-properties officeooo:rsid="00518692"/>
    </style:style>
    <style:style style:name="T13" style:family="text">
      <style:text-properties officeooo:rsid="005314ff"/>
    </style:style>
    <style:style style:name="T14" style:family="text">
      <style:text-properties officeooo:rsid="00208edc"/>
    </style:style>
    <style:style style:name="T15" style:family="text">
      <style:text-properties officeooo:rsid="005effed"/>
    </style:style>
    <style:style style:name="T16" style:family="text">
      <style:text-properties officeooo:rsid="0060b2b5"/>
    </style:style>
    <style:style style:name="T17" style:family="text">
      <style:text-properties officeooo:rsid="0061646c"/>
    </style:style>
    <style:style style:name="T18" style:family="text">
      <style:text-properties officeooo:rsid="006165cf"/>
    </style:style>
    <style:style style:name="T19" style:family="text">
      <style:text-properties officeooo:rsid="006ac0e2"/>
    </style:style>
    <style:style style:name="T20" style:family="text">
      <style:text-properties officeooo:rsid="006c5039"/>
    </style:style>
    <style:style style:name="T21" style:family="text">
      <style:text-properties officeooo:rsid="006dc132"/>
    </style:style>
    <style:style style:name="T22" style:family="text">
      <style:text-properties officeooo:rsid="0070cbea"/>
    </style:style>
    <style:style style:name="T23" style:family="text">
      <style:text-properties officeooo:rsid="001de38b"/>
    </style:style>
    <style:style style:name="T24" style:family="text">
      <style:text-properties officeooo:rsid="001c3770"/>
    </style:style>
    <style:style style:name="T25" style:family="text">
      <style:text-properties officeooo:rsid="0021ba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lène Huault</text:p>
      <text:p text:style-name="P40"/>
      <text:p text:style-name="P40"/>
      <text:p text:style-name="P33"/>
      <text:p text:style-name="P41"/>
      <text:p text:style-name="P41"/>
      <text:p text:style-name="P41">InterFACE</text:p>
      <text:p text:style-name="P34"/>
      <text:p text:style-name="P5"/>
      <text:p text:style-name="P5"/>
      <text:p text:style-name="P5"/>
      <text:p text:style-name="P5"/>
      <text:p text:style-name="P5">Réalisé par les apprenants de la Code Académi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3"><text:span text:style-name="T19">Version du </text:span>23 novembre 2016</text:p>
      <text:h text:style-name="P52" text:outline-level="1">Présentation du projet</text:h>
      <text:p text:style-name="P7"/>
      <text:p text:style-name="P8"/>
      <text:p text:style-name="P8"/>
      <text:p text:style-name="P8"/>
      <text:p text:style-name="P8">La fondation FACE <text:span text:style-name="T5">(Fondation Action Contre l’Exclusion) </text:span>a demandé aux apprenants de la Code Académie la réalisation d’un Intranet ayant pour but l’organisation et la simplification d’accès aux données.</text:p>
      <text:p text:style-name="P10">En effet, de par leur travail, les employés de FACE ont énormément de documents et d’informations à traiter et sont pour le moment assez mal organisés.</text:p>
      <text:p text:style-name="P10">L’application proposée sera donc une application de tri. </text:p>
      <text:p text:style-name="P10">Elle permettra à tous les utilisateurs de parcourir les données via des dossiers dans lequel seront renseignée des informations et documents concernant un même sujet (une personne demandant l’aide de FACE ou une offre d’emploi reçut par FACE <text:span text:style-name="T20">par exemple</text:span>).</text:p>
      <text:p text:style-name="P10">Tous les utilisateurs pourront créer des dossiers, y renseigner des informations et y joindre des documents ; <text:span text:style-name="T9">et les modifier si nécessaire.</text:span></text:p>
      <text:p text:style-name="P10"/>
      <text:p text:style-name="P11">Pour facilité l’accès aux dossiers, ils seront présent<text:span text:style-name="T21">és</text:span> par ordre alphabétique et un<text:span text:style-name="T21">e</text:span> fonctionnalité de recherche sera implémentée. Celle-ci parcourras les personnes ou les offres et permettra d’accéder rapidement et dynamiquement au dossier souhaité.</text:p>
      <text:p text:style-name="P11"/>
      <text:p text:style-name="P11"><text:span text:style-name="T12">E</text:span>nfin, tout accès à l’application se fera par une authentification. Tout employé de FACE possédera son propre compte et pourra se connecter personnellement. <text:span text:style-name="T21">D</text:span>e plus, un compte administrateur permettant la création et suppression de compte sera fourni. </text:p>
      <text:p text:style-name="P31"/>
      <text:p text:style-name="P12"/>
      <text:p text:style-name="P12"/>
      <text:p text:style-name="P12"/>
      <text:p text:style-name="P12"/>
      <text:p text:style-name="P12"/>
      <text:p text:style-name="P12"/>
      <text:p text:style-name="P12"/>
      <text:p text:style-name="P12"/>
      <text:h text:style-name="P47" text:outline-level="1">Sommaire</text:h>
      <text:p text:style-name="P14"/>
      <text:p text:style-name="P14"/>
      <text:p text:style-name="P14"><text:span text:style-name="T3">I. </text:span>Présentation du clien<text:span text:style-name="T4">t</text:span></text:p>
      <text:p text:style-name="P14"/>
      <text:p text:style-name="P14"><text:span text:style-name="T3">II. </text:span>Type de proje<text:span text:style-name="T4">t</text:span></text:p>
      <text:p text:style-name="P14"/>
      <text:p text:style-name="P14"><text:span text:style-name="T3">III. </text:span>Prestations</text:p>
      <text:p text:style-name="P14"/>
      <text:p text:style-name="P14"><text:span text:style-name="T3">IV. </text:span>Fonctionnalité</text:p>
      <text:p text:style-name="P14"/>
      <text:p text:style-name="P14"><text:span text:style-name="T3">V. </text:span>Contenu</text:p>
      <text:p text:style-name="P14"/>
      <text:p text:style-name="P14"><text:span text:style-name="T3">VI. </text:span>Attentes techniques</text:p>
      <text:p text:style-name="P14"/>
      <text:p text:style-name="P14"><text:span text:style-name="T3">VII. </text:span>Charte graphique</text:p>
      <text:p text:style-name="P14"/>
      <text:p text:style-name="P14"><text:span text:style-name="T3">VIII. </text:span>Contraintes</text:p>
      <text:h text:style-name="P52" text:outline-level="1">I. Présentation du client</text:h>
      <text:p text:style-name="P7"/>
      <text:p text:style-name="P9"/>
      <text:p text:style-name="P9">FACE Rennes (Fondation A<text:span text:style-name="T22">gir</text:span> Contre l'Exclusion) est une association spécialisée dans l'insertion professionnelle. Elle fait partie d'un réseau plus dense d'associations présentes sur tout le territoire.</text:p>
      <text:p text:style-name="P9"/>
      <text:p text:style-name="P9">Pour mener à bien sa mission d'insertion, FACE Rennes a recours à différentes méthodes et formations. L'une d'entre-elles est la réception de "flux". Un flux est une personne qui se rend physiquement aux locaux de FACE Rennes (avec ou sans rendez-vous) et qui souhaite recevoir l'expertise de l'association sur des sujets liés à l'insertion professionnelle:</text:p>
      <text:p text:style-name="P9"/>
      <text:p text:style-name="P9"><text:tab/><text:tab/>Création d'une lettre de motivation</text:p>
      <text:p text:style-name="P9"><text:tab/><text:tab/>Création/amélioration d'un CV</text:p>
      <text:p text:style-name="P9"><text:tab/><text:tab/>Proposition d'offres.</text:p>
      <text:p text:style-name="P9"><text:tab/><text:tab/>Préparation aux entretiens.</text:p>
      <text:p text:style-name="P9"><text:tab/><text:tab/>Et bien d'autres ateliers encore.</text:p>
      <text:p text:style-name="P9"/>
      <text:p text:style-name="P9">Ces flux sont importants pour FACE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FACE qui aura alors pour charge de le suivre dans son insertion profe<text:span text:style-name="T10">s</text:span>sionnelle et de faire des états de sa situation à 3, 6 et 9 mois après son insertion. Le "flux" devient alors un "suivi" et un ensemble d'entretiens entre l'employé de FACE et le "suivi" se feront jusqu'à ce que la situation professionnelle du "suivi" soit considérée comme stable ou que celui-ci n'est plus besoin des services de FACE.</text:p>
      <text:p text:style-name="P9"/>
      <text:p text:style-name="P9">FACE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interface d'application amène à des soucis quand il s'agit de retrouver des informations rapidement ou de les afficher de façon évidente, surtout quand on rajoute la liste des offres susceptibles de servir aux placements des flux.</text:p>
      <text:p text:style-name="P9"/>
      <text:p text:style-name="P15">La Fondation a donc besoin d’une base de données où les informations concernant les flux seront regroupées, rangées et facilement <text:span text:style-name="T6">accessibles</text:span> ; <text:span text:style-name="T3">d</text:span>e même pour les offres d’emploi que FACE reçoit régulièrement. </text:p>
      <text:h text:style-name="P53" text:outline-level="1"><text:s/>II. Type de projet</text:h>
      <text:p text:style-name="P7"/>
      <text:p text:style-name="P7">Le projet est <text:span text:style-name="T1">un Intranet, accessible uniquement et par tous les salariés de FACE.</text:span></text:p>
      <text:p text:style-name="P7"/>
      <text:h text:style-name="P47" text:outline-level="1">III. Prestations</text:h>
      <text:p text:style-name="P16"/>
      <text:p text:style-name="P17">La conception du site est faite par les apprenants de la Code Acad<text:span text:style-name="T6">é</text:span>mie, tout comme <text:span text:style-name="T11">sa </text:span>réalisation technique.</text:p>
      <text:p text:style-name="P17"/>
      <text:p text:style-name="P17">La production des contenu est réalisée par la fondation FACE, tout comme l’hébergement du site et la maintenance du serveur.</text:p>
      <text:p text:style-name="P17"/>
      <text:p text:style-name="P17">La maintenance du site sera effectuée par les différentes promotion de la Code Académie.</text:p>
      <text:p text:style-name="P17"/>
      <text:p text:style-name="P18">Étant donné que le projet est un Intranet, aucun service de référencement n’est demandé.</text:p>
      <text:p text:style-name="P18"/>
      <text:p text:style-name="P16"/>
      <text:h text:style-name="P49" text:outline-level="1">I<text:span text:style-name="T2">V.</text:span> Fonctionnalités</text:h>
      <text:p text:style-name="P19"/>
      <text:p text:style-name="P21">L’accès au site se fera via une page d’authentification : <text:span text:style-name="T14">une adresse email (l’adresse professionnel dont dispose chaque employé de FACE) et un mot de passe </text:span>sera alors demandé<text:span text:style-name="T14">.</text:span></text:p>
      <text:p text:style-name="P20">Tous les salariés de FACE auront leur compte personnel.</text:p>
      <text:p text:style-name="P20">Un compte administrateur sera fourni permettant de créer et supprimer des comptes salariés et administrateurs.</text:p>
      <text:p text:style-name="P19"/>
      <text:p text:style-name="P19">Chaque utilisateur aura la possibilité de créer un dossier. Un dossier est un rassemblement d’information<text:span text:style-name="T5">s</text:span> et/ou de documents concernant un<text:span text:style-name="T13">e</text:span> cible précise : un « flux » ou une offre d’emploi. Ils pourront donc créer, mettre à jour, rajouter des documents, des informations sur chaque dossier.</text:p>
      <text:p text:style-name="P22">Un fonctionnalité d’upload permettant d’associer des documents à des dossiers sera présente, tout comme une fonctionnalité de download permettant de récupérer des documents depuis <text:span text:style-name="T7">c</text:span>es-<text:span text:style-name="T7">mêmes </text:span><text:s/>dossiers.</text:p>
      <text:p text:style-name="P22"/>
      <text:p text:style-name="P21">Pour faciliter l’accès aux dossiers <text:span text:style-name="T18">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h text:style-name="P52" text:outline-level="1">V. Contenu</text:h>
      <text:p text:style-name="P23"/>
      <text:p text:style-name="P24">Page d’identification <text:s/>→<text:tab/><text:span text:style-name="T17">répertoire des flux par ordre alphabétique (avec barre de <text:tab/><text:tab/><text:tab/><text:tab/><text:tab/> recherche) <text:s/>→ <text:s text:c="2"/>ajout/modification de flux</text:span></text:p>
      <text:p text:style-name="P25"><text:tab/><text:tab/><text:tab/> <text:s/>→<text:tab/><text:span text:style-name="T17">répertoire des offres par ordre alphabétique (avec barre de <text:tab/><text:tab/><text:tab/><text:tab/><text:tab/> recherche) <text:s/>→ <text:s/>ajout/modification d’offres</text:span></text:p>
      <text:p text:style-name="P25"><text:tab/><text:tab/><text:tab/><text:tab/></text:p>
      <text:p text:style-name="P25"/>
      <text:h text:style-name="P48" text:outline-level="1">VI. Attentes techniques</text:h>
      <text:p text:style-name="P13"/>
      <text:p text:style-name="P26">La réalisation du site sera faite par les apprenants de la Code Académie, pour se faire, l’utilisation de PHP 7.0 a été demandé.</text:p>
      <text:p text:style-name="P26">Les apprenants utiliseront aussi le framework PHP : Symfony 2 , <text:span text:style-name="T15">JavaScript</text:span> et <text:s/>son fram<text:span text:style-name="T8">e</text:span>work Angular 1.5</text:p>
      <text:p text:style-name="P27"/>
      <text:p text:style-name="P27"/>
      <text:h text:style-name="P47" text:outline-level="1">VII. Charte graphique</text:h>
      <text:p text:style-name="P27"/>
      <text:p text:style-name="P26">Dans la mesure où FACE possède sa propre charte graphique et qu’elle soit fournie aux apprenants de la Code Académie, les-dits apprenants suivront cette même charte.</text:p>
      <text:p text:style-name="P27"/>
      <text:p text:style-name="P27"/>
      <text:h text:style-name="P47" text:outline-level="1">VIII. Contrainte</text:h>
      <text:p text:style-name="P27"/>
      <text:p text:style-name="P26">Dans la mesure où la promotion 1 de la Code Académie, celle porteur de ce projet ne finiras pas le-dit projet dans sa globalité, les apprenants de la promotion 2 de la Code Académie pourront reprendre ce projet afin de le finaliser.</text:p>
      <text:p text:style-name="P26"/>
      <text:p text:style-name="P28">Concernant les contraintes budgétaires, le projet étant réalisé dans le cadre de la formation de la Code Académie, la réalisation du projet sera gratuite et menée à bien en utilisant uniquement des logiciels gratuits.</text:p>
      <text:p text:style-name="P28"/>
      <text:p text:style-name="P29">À la demande de la Fondation FACE, l’application ne sera supporté que par les dernières version du navigateur Mozilla Firefox <text:span text:style-name="T16">(à partir de la version 49.0.2).</text:span></text:p>
      <text:p text:style-name="P32">Spécifications fonctionnelles </text:p>
      <text:p text:style-name="P30"/>
      <text:h text:style-name="P50" text:outline-level="1"><text:span text:style-name="T23">F</text:span>onctionnalité d’authentification</text:h>
      <text:p text:style-name="P35"/>
      <text:p text:style-name="P36">Lors de l’authentification, l’utilisateur a deux champs à remplir obligatoirement :</text:p>
      <text:list xml:id="list6565479229408424172" text:style-name="L1">
        <text:list-item>
          <text:p text:style-name="P42">Username : Dans ce champ, l’utilisateur peut renseigner au choix son nom d’utilisateur ou son adresse email. </text:p>
        </text:list-item>
        <text:list-item>
          <text:p text:style-name="P42">Password : Dans ce champs l’utilisateur doit renseigner le mot de passe enregistré lors de la création de son compte sur InterFace.</text:p>
        </text:list-item>
      </text:list>
      <text:p text:style-name="P36">Et un champ optionnel :</text:p>
      <text:list xml:id="list4638138306490201199" text:style-name="L2">
        <text:list-item>
          <text:p text:style-name="P43">Remember me : L’utilisateur peut au choix coche<text:span text:style-name="T24">r</text:span> cette case.</text:p>
        </text:list-item>
      </text:list>
      <text:p text:style-name="P37">Dans le cas où l’on essayerai d<text:span text:style-name="T25">e s’authentifier</text:span> en ayant omis de renseigner un des champs obligatoires ci-dessus, <text:span text:style-name="T25">les</text:span> champs <text:span text:style-name="T25">non-remplis </text:span>s’entourent de rouge et une bulle de dialogue apparaît avec le message : « Veuillez compléter ce champ. ».</text:p>
      <text:p text:style-name="P45"><text:span text:style-name="T25">Dans le cas où l’on aurait rentré de mauvais identifiants (faute de frappe, mauvais mot de passe etc.), le message « </text:span>Invalid credentials. » <text:span text:style-name="T25">apparaît.</text:span></text:p>
      <text:p text:style-name="P46"/>
      <text:h text:style-name="P51" text:outline-level="1">Fonctionnalité d’enregistrement</text:h>
      <text:p text:style-name="P35"/>
      <text:p text:style-name="P38">Lors de l’enregistrement d’un nouvel utilisateur, l’utilisateur doit remplir obligatoirement 6 champs :</text:p>
      <text:list xml:id="list1527095196650891335" text:style-name="L3">
        <text:list-item>
          <text:p text:style-name="P44">Name : Le <text:s/>prénom du nouveau utilisateur</text:p>
        </text:list-item>
        <text:list-item>
          <text:p text:style-name="P44">Surname : Le nom de famille du nouveau utilisateur</text:p>
        </text:list-item>
        <text:list-item>
          <text:p text:style-name="P44">Email : L’email du nouveau utilisateur</text:p>
        </text:list-item>
        <text:list-item>
          <text:p text:style-name="P44">Password : Le mot de passe du nouveau utilisateur</text:p>
        </text:list-item>
        <text:list-item>
          <text:p text:style-name="P44">Repeat password : Le mot de passe entré dans le champ précédant</text:p>
        </text:list-item>
        <text:list-item>
          <text:p text:style-name="P44">Username : Le nom d’utilisateur de ce nouveau utilisateur</text:p>
        </text:list-item>
      </text:list>
      <text:p text:style-name="P38">Le champs rôle possède une valeur par défaut : ROLE_USER, mais cette valeur est modifiable par la valeur : ROLE_ADMIN.</text:p>
      <text:p text:style-name="P37"><text:soft-page-break/>Dans le cas où l’on essayerai d’enregistrer un utilisateur en ayant omis de renseigner un des champs obligatoires ci-dessus, <text:span text:style-name="T25">les</text:span> champs <text:span text:style-name="T25">non-remplis </text:span>s’entourent de rouge et une bulle de dialogue apparaît avec le message : « Veuillez compléter ce champ. ».</text:p>
      <text:p text:style-name="P39">Dans le cas où l’on rentre un email de format invalide (sans ‘@’ ni ‘.’ dans cet ordre) dans le champ email, le champ s’entoure de rouge.</text:p>
      <text:p text:style-name="P38">Il faut noter que seul les utilisateurs enregistrés avec le rôle ROLE_ADMIN peuvent créer de nouveaux utilisa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724fbc" officeooo:paragraph-rsid="00724fb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InterFace</text:p>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6-12-02T12:25:29.959521368</dc:date>
    <meta:editing-duration>PT6H32M14S</meta:editing-duration>
    <meta:editing-cycles>70</meta:editing-cycles>
    <meta:generator>LibreOffice/5.1.4.2$Linux_X86_64 LibreOffice_project/10m0$Build-2</meta:generator>
    <meta:document-statistic meta:table-count="0" meta:image-count="0" meta:object-count="0" meta:page-count="8" meta:paragraph-count="82" meta:word-count="1379" meta:character-count="8803" meta:non-whitespace-character-count="7467"/>
  </office:meta>
</office:document-meta>
</file>